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zuprüfendepunkte" style:family="table">
      <style:table-properties style:width="17cm" table:align="margins"/>
    </style:style>
    <style:style style:name="zuprüfendepunkte.A" style:family="table-column">
      <style:table-column-properties style:column-width="5.667cm" style:rel-column-width="21845*"/>
    </style:style>
    <style:style style:name="zuprüfendepunkte.A1" style:family="table-cell">
      <style:table-cell-properties style:writing-mode="page"/>
    </style:style>
    <style:style style:name="P1" style:family="paragraph" style:parent-style-name="Standard">
      <style:text-properties officeooo:rsid="00100bfc" officeooo:paragraph-rsid="001c0b04"/>
    </style:style>
    <style:style style:name="P2" style:family="paragraph" style:parent-style-name="Standard">
      <style:text-properties officeooo:rsid="001d7e6c" officeooo:paragraph-rsid="001d7e6c"/>
    </style:style>
    <style:style style:name="P3" style:family="paragraph" style:parent-style-name="Table_20_Contents">
      <style:text-properties officeooo:rsid="001d7e6c" officeooo:paragraph-rsid="001d7e6c"/>
    </style:style>
    <style:style style:name="P4" style:family="paragraph" style:parent-style-name="Table_20_Heading">
      <style:text-properties officeooo:rsid="001d7e6c" officeooo:paragraph-rsid="001d7e6c"/>
    </style:style>
    <style:style style:name="P5" style:family="paragraph" style:parent-style-name="Table_20_Contents">
      <style:text-properties officeooo:rsid="001e741d" officeooo:paragraph-rsid="001e741d"/>
    </style:style>
    <style:style style:name="P6" style:family="paragraph" style:parent-style-name="Table_20_Contents">
      <style:text-properties officeooo:rsid="0021606d" officeooo:paragraph-rsid="0021606d"/>
    </style:style>
    <style:style style:name="P7" style:family="paragraph" style:parent-style-name="Table_20_Contents">
      <style:text-properties officeooo:rsid="00219a3b" officeooo:paragraph-rsid="00219a3b"/>
    </style:style>
    <style:style style:name="T1" style:family="text">
      <style:text-properties officeooo:rsid="001c0b04"/>
    </style:style>
    <style:style style:name="T2" style:family="text">
      <style:text-properties officeooo:rsid="0022b945"/>
    </style:style>
    <style:style style:name="T3" style:family="text">
      <style:text-properties officeooo:rsid="0023fa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undlage dieser Checkliste ist das Dokument „APP.<text:span text:style-name="T1">3.4</text:span> <text:span text:style-name="T1">Samba</text:span>“ des BSI Grundschutzhandbuchs. </text:p>
      <text:p text:style-name="P2">Hier geht es jetzt um die nötigen Sicherheitseinstellungen und Richtlinien die den Samba-Dienst allgemein betreffen und nicht direkt den Einsatz als Active Directory Domaincontroller betreffen.</text:p>
      <table:table table:name="zuprüfendepunkte" table:style-name="zuprüfendepunkte">
        <table:table-column table:style-name="zuprüfendepunkte.A" table:number-columns-repeated="3"/>
        <table:table-header-rows>
          <table:table-row>
            <table:table-cell table:style-name="zuprüfendepunkte.A1" office:value-type="string">
              <text:p text:style-name="P4">Zu prüfende Einstellungen</text:p>
            </table:table-cell>
            <table:table-cell table:style-name="zuprüfendepunkte.A1" office:value-type="string">
              <text:p text:style-name="P4">Soll</text:p>
            </table:table-cell>
            <table:table-cell table:style-name="zuprüfendepunkte.A1" office:value-type="string">
              <text:p text:style-name="P4">Ist</text:p>
            </table:table-cell>
          </table:table-row>
        </table:table-header-rows>
        <table:table-row>
          <table:table-cell table:style-name="zuprüfendepunkte.A1" office:value-type="string">
            <text:p text:style-name="P3">Direkte Zugriffe auf einen Samba-Server</text:p>
          </table:table-cell>
          <table:table-cell table:style-name="zuprüfendepunkte.A1" office:value-type="string">
            <text:p text:style-name="P3">Der direkte Zugriff auf einen Samba-Server sollte immer nur über ssh möglich sein. Dabei muss sichergestellt sein, dass eine direkte Anmeldung als „root“ nicht möglich ist. Es sollte das das Public-key verfahren zur Anmeldung genutzt werden. Einen besseren Schutz bietet eine zwei Faktoren Authentifizierung, die mittels des googleauthenticator eingerichtet werden kann. </text:p>
            <text:p text:style-name="P3">Zugriffe von Extern sollte auf jeden Fall zeitlich beschränkt werden.</text:p>
          </table:table-cell>
          <table:table-cell table:style-name="zuprüfendepunkte.A1" office:value-type="string">
            <text:p text:style-name="Table_20_Contents"/>
          </table:table-cell>
        </table:table-row>
        <table:table-row>
          <table:table-cell table:style-name="zuprüfendepunkte.A1" office:value-type="string">
            <text:p text:style-name="P3">Überprüfen der Einstellungen in der smb.conf</text:p>
          </table:table-cell>
          <table:table-cell table:style-name="zuprüfendepunkte.A1" office:value-type="string">
            <text:p text:style-name="P3">Standardeinstellungen sollten überprüft werden. Über die Parameter „interfaces=“ und „bind interfaces only = yes“ muss sichergestellt werden, dass der Samba-Dienst nur über die benötigten Netzwerkkarten oder IP-Adressen erreichbar ist.</text:p>
          </table:table-cell>
          <table:table-cell table:style-name="zuprüfendepunkte.A1" office:value-type="string">
            <text:p text:style-name="Table_20_Contents"/>
          </table:table-cell>
        </table:table-row>
        <table:table-row>
          <table:table-cell table:style-name="zuprüfendepunkte.A1" office:value-type="string">
            <text:p text:style-name="P5">Unberechtigte Nutzung oder Administration von Samba</text:p>
          </table:table-cell>
          <table:table-cell table:style-name="zuprüfendepunkte.A1" office:value-type="string">
            <text:p text:style-name="P5">Es muss sichergestellt werden, dass nur die vom Unternehmen geprüften und freigegeben Werkzeuge für die Administration genutzt werden. Kommt der LAM (ein web-basiertes Werkzeug) zum Einsatz, muss sichergestellt werden, dass alle Verbindungen verschlüsselt sind. Sowohl die Verbindung zum Web-Server als auch vom Web-Server zum Domaincontroller</text:p>
          </table:table-cell>
          <table:table-cell table:style-name="zuprüfendepunkte.A1" office:value-type="string">
            <text:p text:style-name="Table_20_Contents"/>
          </table:table-cell>
        </table:table-row>
        <table:table-row>
          <table:table-cell table:style-name="zuprüfendepunkte.A1" office:value-type="string">
            <text:p text:style-name="P5">Fehlerhafte Administration</text:p>
          </table:table-cell>
          <table:table-cell table:style-name="zuprüfendepunkte.A1" office:value-type="string">
            <text:p text:style-name="P5">Samba ist ein komplexer Dienst, der, oft durch nicht vorhandenes Wissen, falsch konfiguriert wird. Hier sollte, in regelmäßigen Abständen, eine Überprüfung des Wissensstand der Administratoren durchgeführt und dokumentiert werden. <text:s/></text:p>
          </table:table-cell>
          <table:table-cell table:style-name="zuprüfendepunkte.A1" office:value-type="string">
            <text:p text:style-name="Table_20_Contents"/>
          </table:table-cell>
        </table:table-row>
        <table:table-row>
          <table:table-cell table:style-name="zuprüfendepunkte.A1" office:value-type="string">
            <text:p text:style-name="P5">Schutz der TDB-Dateien</text:p>
          </table:table-cell>
          <table:table-cell table:style-name="zuprüfendepunkte.A1" office:value-type="string">
            <text:p text:style-name="P5">Alle Informationen die zum Betrieb eines Samba-Servers nötig sind, werden in TDB-<text:soft-page-break/>Dateien abgelegt. Diese Dateien sind besonders zu schützen und regelmäßig zu sichern. Auf einem Domaincontoroller werden alle relevanten TDB-Dateien mit dem samba-tool Backup gesichert. Das Verzeichnis für die Samba-Konfiguration /var/lib/samba sollte, wenn möglich auf einer eigenen Partition abgelegt werden. <text:s/></text:p>
          </table:table-cell>
          <table:table-cell table:style-name="zuprüfendepunkte.A1" office:value-type="string">
            <text:p text:style-name="Table_20_Contents"/>
          </table:table-cell>
        </table:table-row>
        <table:table-row>
          <table:table-cell table:style-name="zuprüfendepunkte.A1" office:value-type="string">
            <text:p text:style-name="P5">Berechtigungen SYSVOL-Freigabe</text:p>
          </table:table-cell>
          <table:table-cell table:style-name="zuprüfendepunkte.A1" office:value-type="string">
            <text:p text:style-name="P5">Um die Daten für die Freigabe SYSVOL zu schützen, sollten die Berechtigungen mit dem Kommando „samba-tool ntacl sysvolcheck“ regelmäßig geprüft werden. Im Falle eines Fehlers können die Berechtigungen mit dem Kommando „samba-tool ntacl sysvolreset“ wieder hergestellt werden. Die Freigabe sollte auf allen Domaincontrollern, mit Ausnahme des Domaincontrollers der PDC-Rolle hält, immer read-only sein.</text:p>
          </table:table-cell>
          <table:table-cell table:style-name="zuprüfendepunkte.A1" office:value-type="string">
            <text:p text:style-name="Table_20_Contents"/>
          </table:table-cell>
        </table:table-row>
        <table:table-row>
          <table:table-cell table:style-name="zuprüfendepunkte.A1" office:value-type="string">
            <text:p text:style-name="P6">Benutzer für den Zugriff auf die Domaincontroller</text:p>
          </table:table-cell>
          <table:table-cell table:style-name="zuprüfendepunkte.A1" office:value-type="string">
            <text:p text:style-name="P6">Der Zugriff auf die Domaincontroller sollte nicht über lokale Konten möglich sein. Die Administration sollte immer mittels eines Active Directory Benutzer stattfinden. Es darf lediglich einen lokalen Benutzer geben, der über sudo in der Lage ist, dass System zu administrieren, für den Fall, dass keine Netzwerkverbindung mehr möglich ist. Der Zugriff mit diesem lokalen Benutzer sollte nur lokal möglich sein. <text:s/><text:span text:style-name="T2">Es ist darauf zu achten, dass das Passwort dieses Benutzer regelmäßig geändert wird. Spätestens aber wenn ein Administrator das Unternehmen verlässt.</text:span></text:p>
          </table:table-cell>
          <table:table-cell table:style-name="zuprüfendepunkte.A1" office:value-type="string">
            <text:p text:style-name="Table_20_Contents"/>
          </table:table-cell>
        </table:table-row>
        <table:table-row>
          <table:table-cell table:style-name="zuprüfendepunkte.A1" office:value-type="string">
            <text:p text:style-name="P7">Schulung der Administratoren</text:p>
          </table:table-cell>
          <table:table-cell table:style-name="zuprüfendepunkte.A1" office:value-type="string">
            <text:p text:style-name="P7">Alle, als Administrator eingesetzten Personen, sollen vor dem Einsatz geschult werden. Die Schulung soll verhindern, <text:soft-page-break/>dass falsche Konfigurationen und fehlende Sicherheitsmaßnahmen den Betrieb und die Sicherheit <text:span text:style-name="T3">beeinträchtigen</text:span>. <text:span text:style-name="T2">Beim Wechsel auf eine neue Version sollten die Administratoren immer die Releasnotes der neuen Version lesen um Änderungen im eigen System durchführen zu können. </text:span></text:p>
          </table:table-cell>
          <table:table-cell table:style-name="zuprüfendepunkte.A1" office:value-type="string">
            <text:p text:style-name="Table_20_Contents"/>
          </table:table-cell>
        </table:table-row>
        <table:table-row>
          <table:table-cell table:style-name="zuprüfendepunkte.A1" office:value-type="string">
            <text:p text:style-name="P7">Regelmäßige Sicherung</text:p>
          </table:table-cell>
          <table:table-cell table:style-name="zuprüfendepunkte.A1" office:value-type="string">
            <text:p text:style-name="P7">Alle Komponenten sollten regelmäßig gesichert werden. Ein besonders Augenmerk ist dabei auf die Active Directory Konfiguration zu legen. Ein Backup der VM ist kein sicheres Backup der Objektdatenbank. Zur Sicherung der Objektdatenbank sollte immer das samba-tool genutzt werden.</text:p>
          </table:table-cell>
          <table:table-cell table:style-name="zuprüfendepunkte.A1" office:value-type="string">
            <text:p text:style-name="Table_20_Contents"/>
          </table:table-cell>
        </table:table-row>
      </table:table>
      <text:p text:style-name="P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3T10:20:31.993247406</meta:creation-date>
    <meta:generator>LibreOffice/24.2.7.2$Linux_X86_64 LibreOffice_project/420$Build-2</meta:generator>
    <dc:date>2025-01-06T09:11:01.451797498</dc:date>
    <meta:editing-duration>PT1H18M48S</meta:editing-duration>
    <meta:editing-cycles>7</meta:editing-cycles>
    <meta:document-statistic meta:table-count="1" meta:image-count="0" meta:object-count="0" meta:page-count="3" meta:paragraph-count="25" meta:word-count="514" meta:character-count="3900" meta:non-whitespace-character-count="3401"/>
  </office:meta>
</office:document-meta>
</file>